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Standard">
      <style:text-properties officeooo:rsid="0008c373" officeooo:paragraph-rsid="000b2d15"/>
    </style:style>
    <style:style style:name="P2" style:family="paragraph" style:parent-style-name="Standard">
      <style:text-properties officeooo:rsid="0008c373" officeooo:paragraph-rsid="000b7cc5"/>
    </style:style>
    <style:style style:name="P3" style:family="paragraph" style:parent-style-name="Standard">
      <style:paragraph-properties fo:text-align="center" style:justify-single-word="false"/>
      <style:text-properties officeooo:rsid="0008c373" officeooo:paragraph-rsid="000b7cc5"/>
    </style:style>
    <style:style style:name="P4" style:family="paragraph" style:parent-style-name="Standard">
      <style:text-properties style:text-line-through-style="none" style:text-line-through-type="none" officeooo:rsid="000b2d15" officeooo:paragraph-rsid="000b2d15"/>
    </style:style>
    <style:style style:name="P5" style:family="paragraph" style:parent-style-name="Standard">
      <style:text-properties style:text-line-through-style="none" style:text-line-through-type="none" fo:font-weight="normal" officeooo:rsid="000b7cc5" officeooo:paragraph-rsid="000b2d15" style:font-weight-asian="normal" style:font-weight-complex="normal"/>
    </style:style>
    <style:style style:name="P6" style:family="paragraph" style:parent-style-name="Standard">
      <style:text-properties style:text-line-through-style="none" style:text-line-through-type="none" fo:font-weight="normal" officeooo:rsid="000b7cc5" officeooo:paragraph-rsid="000b7cc5" style:font-weight-asian="normal" style:font-weight-complex="normal"/>
    </style:style>
    <style:style style:name="P7" style:family="paragraph" style:parent-style-name="Standard">
      <style:text-properties fo:font-weight="bold" officeooo:rsid="000e95c7" officeooo:paragraph-rsid="000e95c7" style:font-weight-asian="bold" style:font-weight-complex="bold"/>
    </style:style>
    <style:style style:name="P8" style:family="paragraph" style:parent-style-name="Standard">
      <style:paragraph-properties fo:text-align="center" style:justify-single-word="false"/>
      <style:text-properties fo:font-weight="bold" officeooo:rsid="000e95c7" officeooo:paragraph-rsid="000e95c7" style:font-weight-asian="bold" style:font-weight-complex="bold"/>
    </style:style>
    <style:style style:name="P9" style:family="paragraph" style:parent-style-name="Standard">
      <style:paragraph-properties fo:text-align="center" style:justify-single-word="false"/>
      <style:text-properties fo:font-weight="bold" officeooo:rsid="000b7cc5" officeooo:paragraph-rsid="000b7cc5" style:font-weight-asian="bold" style:font-weight-complex="bold"/>
    </style:style>
    <style:style style:name="P10" style:family="paragraph" style:parent-style-name="Standard">
      <style:paragraph-properties fo:text-align="center" style:justify-single-word="false"/>
      <style:text-properties fo:font-weight="bold" officeooo:rsid="000f8641" officeooo:paragraph-rsid="000f8641" style:font-weight-asian="bold" style:font-weight-complex="bold"/>
    </style:style>
    <style:style style:name="P11" style:family="paragraph" style:parent-style-name="Standard">
      <style:paragraph-properties fo:text-align="center" style:justify-single-word="false"/>
      <style:text-properties fo:font-weight="bold" officeooo:rsid="000fd568" officeooo:paragraph-rsid="000fd568" style:font-weight-asian="bold" style:font-weight-complex="bold"/>
    </style:style>
    <style:style style:name="P12" style:family="paragraph" style:parent-style-name="Standard">
      <style:paragraph-properties fo:text-align="center" style:justify-single-word="false"/>
      <style:text-properties fo:font-weight="bold" officeooo:rsid="00112d8b" officeooo:paragraph-rsid="00112d8b" style:font-weight-asian="bold" style:font-weight-complex="bold"/>
    </style:style>
    <style:style style:name="P13" style:family="paragraph" style:parent-style-name="Standard">
      <style:text-properties fo:font-weight="bold" officeooo:rsid="00147a46" officeooo:paragraph-rsid="000e95c7" style:font-weight-asian="bold" style:font-weight-complex="bold"/>
    </style:style>
    <style:style style:name="P14" style:family="paragraph" style:parent-style-name="Standard">
      <style:paragraph-properties fo:text-align="center" style:justify-single-word="false"/>
      <style:text-properties fo:font-weight="bold" officeooo:rsid="00147a46" officeooo:paragraph-rsid="000e95c7" style:font-weight-asian="bold" style:font-weight-complex="bold"/>
    </style:style>
    <style:style style:name="P15" style:family="paragraph" style:parent-style-name="Standard">
      <style:paragraph-properties fo:text-align="center" style:justify-single-word="false"/>
      <style:text-properties fo:font-weight="bold" officeooo:rsid="00169314" officeooo:paragraph-rsid="00169314" style:font-weight-asian="bold" style:font-weight-complex="bold"/>
    </style:style>
    <style:style style:name="P16" style:family="paragraph" style:parent-style-name="Standard">
      <style:paragraph-properties fo:text-align="center" style:justify-single-word="false"/>
      <style:text-properties fo:font-weight="bold" officeooo:rsid="001a8068" officeooo:paragraph-rsid="001a8068" style:font-weight-asian="bold" style:font-weight-complex="bold"/>
    </style:style>
    <style:style style:name="P17" style:family="paragraph" style:parent-style-name="Standard">
      <style:paragraph-properties fo:text-align="center" style:justify-single-word="false"/>
      <style:text-properties fo:font-weight="bold" officeooo:rsid="001b2e56" officeooo:paragraph-rsid="001b2e56" style:font-weight-asian="bold" style:font-weight-complex="bold"/>
    </style:style>
    <style:style style:name="P18" style:family="paragraph" style:parent-style-name="Standard">
      <style:paragraph-properties fo:text-align="center" style:justify-single-word="false"/>
      <style:text-properties fo:font-weight="bold" officeooo:rsid="001c1382" officeooo:paragraph-rsid="001c1382" style:font-weight-asian="bold" style:font-weight-complex="bold"/>
    </style:style>
    <style:style style:name="P19" style:family="paragraph" style:parent-style-name="Standard">
      <style:paragraph-properties fo:text-align="center" style:justify-single-word="false"/>
      <style:text-properties fo:font-weight="bold" officeooo:rsid="001d34ac" officeooo:paragraph-rsid="001d34ac" style:font-weight-asian="bold" style:font-weight-complex="bold"/>
    </style:style>
    <style:style style:name="P20" style:family="paragraph" style:parent-style-name="Standard">
      <style:paragraph-properties fo:text-align="center" style:justify-single-word="false"/>
      <style:text-properties fo:font-weight="bold" officeooo:rsid="001ee0cb" officeooo:paragraph-rsid="001ee0cb" style:font-weight-asian="bold" style:font-weight-complex="bold"/>
    </style:style>
    <style:style style:name="P21" style:family="paragraph" style:parent-style-name="Standard">
      <style:text-properties fo:font-weight="normal" officeooo:rsid="000b2d15" officeooo:paragraph-rsid="000b2d15" style:font-weight-asian="normal" style:font-weight-complex="normal"/>
    </style:style>
    <style:style style:name="P22" style:family="paragraph" style:parent-style-name="Standard">
      <style:text-properties fo:font-weight="normal" officeooo:rsid="0008c373" officeooo:paragraph-rsid="0008c373" style:font-weight-asian="normal" style:font-weight-complex="normal"/>
    </style:style>
    <style:style style:name="P23" style:family="paragraph" style:parent-style-name="Standard">
      <style:text-properties fo:font-weight="normal" officeooo:rsid="0008c373" officeooo:paragraph-rsid="000b2d15" style:font-weight-asian="normal" style:font-weight-complex="normal"/>
    </style:style>
    <style:style style:name="P24" style:family="paragraph" style:parent-style-name="Standard">
      <style:text-properties fo:font-weight="normal" officeooo:rsid="0008c373" officeooo:paragraph-rsid="000b7cc5" style:font-weight-asian="normal" style:font-weight-complex="normal"/>
    </style:style>
    <style:style style:name="P25" style:family="paragraph" style:parent-style-name="Standard">
      <style:text-properties fo:font-weight="normal" officeooo:rsid="000b7cc5" officeooo:paragraph-rsid="000b7cc5" style:font-weight-asian="normal" style:font-weight-complex="normal"/>
    </style:style>
    <style:style style:name="P26" style:family="paragraph" style:parent-style-name="Standard">
      <style:text-properties fo:font-weight="normal" officeooo:rsid="000b7cc5" officeooo:paragraph-rsid="000d4931" style:font-weight-asian="normal" style:font-weight-complex="normal"/>
    </style:style>
    <style:style style:name="P27" style:family="paragraph" style:parent-style-name="Standard">
      <style:text-properties fo:font-weight="normal" officeooo:rsid="000e95c7" officeooo:paragraph-rsid="000e95c7" style:font-weight-asian="normal" style:font-weight-complex="normal"/>
    </style:style>
    <style:style style:name="P28" style:family="paragraph" style:parent-style-name="Standard">
      <style:paragraph-properties fo:text-align="start" style:justify-single-word="false"/>
      <style:text-properties fo:font-weight="normal" officeooo:rsid="000e95c7" officeooo:paragraph-rsid="000e95c7" style:font-weight-asian="normal" style:font-weight-complex="normal"/>
    </style:style>
    <style:style style:name="P29" style:family="paragraph" style:parent-style-name="Standard">
      <style:text-properties fo:font-weight="normal" officeooo:rsid="000f8641" officeooo:paragraph-rsid="000f8641" style:font-weight-asian="normal" style:font-weight-complex="normal"/>
    </style:style>
    <style:style style:name="P30" style:family="paragraph" style:parent-style-name="Standard">
      <style:paragraph-properties fo:text-align="start" style:justify-single-word="false"/>
      <style:text-properties fo:font-weight="normal" officeooo:rsid="00112d8b" officeooo:paragraph-rsid="00112d8b" style:font-weight-asian="normal" style:font-weight-complex="normal"/>
    </style:style>
    <style:style style:name="P31" style:family="paragraph" style:parent-style-name="Standard">
      <style:text-properties fo:font-weight="normal" officeooo:rsid="00147a46" officeooo:paragraph-rsid="00147a46" style:font-weight-asian="normal" style:font-weight-complex="normal"/>
    </style:style>
    <style:style style:name="P32" style:family="paragraph" style:parent-style-name="Standard">
      <style:text-properties fo:font-weight="normal" officeooo:rsid="00147a46" officeooo:paragraph-rsid="000e95c7" style:font-weight-asian="normal" style:font-weight-complex="normal"/>
    </style:style>
    <style:style style:name="P33" style:family="paragraph" style:parent-style-name="Standard">
      <style:paragraph-properties fo:text-align="start" style:justify-single-word="false"/>
      <style:text-properties fo:font-weight="normal" officeooo:rsid="00169314" officeooo:paragraph-rsid="00169314" style:font-weight-asian="normal" style:font-weight-complex="normal"/>
    </style:style>
    <style:style style:name="P34" style:family="paragraph" style:parent-style-name="Standard">
      <style:paragraph-properties fo:text-align="start" style:justify-single-word="false"/>
      <style:text-properties fo:font-weight="normal" officeooo:rsid="00169314" officeooo:paragraph-rsid="001a8068" style:font-weight-asian="normal" style:font-weight-complex="normal"/>
    </style:style>
    <style:style style:name="P35" style:family="paragraph" style:parent-style-name="Standard">
      <style:paragraph-properties fo:text-align="start" style:justify-single-word="false"/>
      <style:text-properties fo:font-weight="normal" officeooo:rsid="001a8068" officeooo:paragraph-rsid="001a8068" style:font-weight-asian="normal" style:font-weight-complex="normal"/>
    </style:style>
    <style:style style:name="P36" style:family="paragraph" style:parent-style-name="Standard">
      <style:paragraph-properties fo:text-align="start" style:justify-single-word="false"/>
      <style:text-properties fo:font-weight="normal" officeooo:rsid="001ad286" officeooo:paragraph-rsid="001ad286" style:font-weight-asian="normal" style:font-weight-complex="normal"/>
    </style:style>
    <style:style style:name="P37" style:family="paragraph" style:parent-style-name="Standard">
      <style:paragraph-properties fo:text-align="start" style:justify-single-word="false"/>
      <style:text-properties fo:font-weight="normal" officeooo:rsid="001b2e56" officeooo:paragraph-rsid="001b2e56" style:font-weight-asian="normal" style:font-weight-complex="normal"/>
    </style:style>
    <style:style style:name="P38" style:family="paragraph" style:parent-style-name="Standard">
      <style:paragraph-properties fo:text-align="start" style:justify-single-word="false"/>
      <style:text-properties fo:font-weight="normal" officeooo:rsid="001c1382" officeooo:paragraph-rsid="001c1382" style:font-weight-asian="normal" style:font-weight-complex="normal"/>
    </style:style>
    <style:style style:name="P39" style:family="paragraph" style:parent-style-name="Standard">
      <style:paragraph-properties fo:text-align="start" style:justify-single-word="false"/>
      <style:text-properties fo:font-weight="normal" officeooo:rsid="001d34ac" officeooo:paragraph-rsid="001d34ac" style:font-weight-asian="normal" style:font-weight-complex="normal"/>
    </style:style>
    <style:style style:name="P40" style:family="paragraph" style:parent-style-name="Standard">
      <style:paragraph-properties fo:text-align="start" style:justify-single-word="false"/>
      <style:text-properties fo:font-weight="normal" officeooo:rsid="001ee0cb" officeooo:paragraph-rsid="001ee0cb" style:font-weight-asian="normal" style:font-weight-complex="normal"/>
    </style:style>
    <style:style style:name="P41" style:family="paragraph" style:parent-style-name="Standard">
      <style:text-properties fo:font-weight="normal" officeooo:rsid="000e95c7" officeooo:paragraph-rsid="000e95c7" style:font-weight-asian="normal" style:font-weight-complex="normal"/>
    </style:style>
    <style:style style:name="P42" style:family="paragraph" style:parent-style-name="Standard">
      <style:paragraph-properties fo:text-align="start" style:justify-single-word="false"/>
      <style:text-properties fo:font-weight="normal" officeooo:rsid="001ad286" officeooo:paragraph-rsid="001ad286" style:font-weight-asian="normal" style:font-weight-complex="normal"/>
    </style:style>
    <style:style style:name="P43" style:family="paragraph" style:parent-style-name="Standard">
      <style:text-properties fo:font-weight="normal" officeooo:rsid="00147a46" officeooo:paragraph-rsid="000e95c7" style:font-weight-asian="normal" style:font-weight-complex="normal"/>
    </style:style>
    <style:style style:name="P44" style:family="paragraph" style:parent-style-name="Standard">
      <style:text-properties fo:font-weight="normal" officeooo:rsid="00208d5f" officeooo:paragraph-rsid="000e95c7" style:font-weight-asian="normal" style:font-weight-complex="normal"/>
    </style:style>
    <style:style style:name="P45" style:family="paragraph" style:parent-style-name="Standard">
      <style:paragraph-properties fo:text-align="start" style:justify-single-word="false"/>
      <style:text-properties fo:font-weight="normal" officeooo:rsid="001b2e56" officeooo:paragraph-rsid="001b2e56" style:font-weight-asian="normal" style:font-weight-complex="normal"/>
    </style:style>
    <style:style style:name="P46" style:family="paragraph" style:parent-style-name="Standard">
      <style:text-properties fo:font-weight="normal" officeooo:rsid="000b7cc5" officeooo:paragraph-rsid="000b7cc5" style:font-weight-asian="normal" style:font-weight-complex="normal"/>
    </style:style>
    <style:style style:name="P47" style:family="paragraph" style:parent-style-name="Standard">
      <style:text-properties fo:font-weight="normal" officeooo:rsid="000e9972" officeooo:paragraph-rsid="000e95c7" style:font-weight-asian="normal" style:font-weight-complex="normal"/>
    </style:style>
    <style:style style:name="P48" style:family="paragraph" style:parent-style-name="Standard">
      <style:paragraph-properties fo:text-align="start" style:justify-single-word="false"/>
      <style:text-properties fo:font-weight="normal" officeooo:rsid="00169314" officeooo:paragraph-rsid="00169314" style:font-weight-asian="normal" style:font-weight-complex="normal"/>
    </style:style>
    <style:style style:name="P49" style:family="paragraph" style:parent-style-name="Standard">
      <style:paragraph-properties fo:text-align="start" style:justify-single-word="false"/>
      <style:text-properties fo:font-weight="normal" officeooo:rsid="00279315" officeooo:paragraph-rsid="00279315" style:font-weight-asian="normal" style:font-weight-complex="normal"/>
    </style:style>
    <style:style style:name="P50" style:family="paragraph" style:parent-style-name="Standard">
      <style:paragraph-properties fo:text-align="start" style:justify-single-word="false"/>
      <style:text-properties fo:font-weight="normal" officeooo:rsid="0027fb2b" officeooo:paragraph-rsid="0027fb2b" style:font-weight-asian="normal" style:font-weight-complex="normal"/>
    </style:style>
    <style:style style:name="P51" style:family="paragraph" style:parent-style-name="Standard">
      <style:paragraph-properties fo:text-align="start" style:justify-single-word="false"/>
      <style:text-properties fo:font-weight="normal" officeooo:rsid="001c1382" officeooo:paragraph-rsid="001c1382" style:font-weight-asian="normal" style:font-weight-complex="normal"/>
    </style:style>
    <style:style style:name="P52" style:family="paragraph" style:parent-style-name="Standard">
      <style:paragraph-properties fo:text-align="start" style:justify-single-word="false"/>
      <style:text-properties fo:font-weight="normal" officeooo:rsid="001c1382" officeooo:paragraph-rsid="0027fb2b" style:font-weight-asian="normal" style:font-weight-complex="normal"/>
    </style:style>
    <style:style style:name="P53" style:family="paragraph" style:parent-style-name="Standard">
      <style:paragraph-properties fo:text-align="start" style:justify-single-word="false"/>
      <style:text-properties fo:font-weight="normal" officeooo:rsid="001d34ac" officeooo:paragraph-rsid="001d34ac" style:font-weight-asian="normal" style:font-weight-complex="normal"/>
    </style:style>
    <style:style style:name="P54" style:family="paragraph" style:parent-style-name="Standard">
      <style:paragraph-properties fo:text-align="start" style:justify-single-word="false"/>
      <style:text-properties fo:font-weight="normal" officeooo:rsid="001ee0cb" officeooo:paragraph-rsid="001ee0cb" style:font-weight-asian="normal" style:font-weight-complex="normal"/>
    </style:style>
    <style:style style:name="P55" style:family="paragraph" style:parent-style-name="Standard">
      <style:text-properties fo:font-weight="bold" officeooo:rsid="00147a46" officeooo:paragraph-rsid="000e95c7" style:font-weight-asian="bold" style:font-weight-complex="bold"/>
    </style:style>
    <style:style style:name="P56" style:family="paragraph" style:parent-style-name="Standard">
      <style:paragraph-properties fo:text-align="center" style:justify-single-word="false"/>
      <style:text-properties fo:color="#c9211e" loext:opacity="100%" fo:font-weight="bold" officeooo:rsid="00112d8b" officeooo:paragraph-rsid="00112d8b" style:font-weight-asian="bold" style:font-weight-complex="bold"/>
    </style:style>
    <style:style style:name="P57" style:family="paragraph" style:parent-style-name="Standard">
      <style:paragraph-properties fo:text-align="center" style:justify-single-word="false"/>
      <style:text-properties fo:color="#c9211e" loext:opacity="100%" fo:font-weight="bold" officeooo:rsid="001ad286" officeooo:paragraph-rsid="001ad28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b7cc5" style:font-weight-asian="bold" style:font-weight-complex="bold"/>
    </style:style>
    <style:style style:name="T3" style:family="text">
      <style:text-properties fo:font-weight="bold" officeooo:rsid="00147a4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b7cc5" style:font-weight-asian="normal" style:font-weight-complex="normal"/>
    </style:style>
    <style:style style:name="T6" style:family="text">
      <style:text-properties officeooo:rsid="000f8641"/>
    </style:style>
    <style:style style:name="T7" style:family="text">
      <style:text-properties officeooo:rsid="000fd568"/>
    </style:style>
    <style:style style:name="T8" style:family="text">
      <style:text-properties officeooo:rsid="00135a0b"/>
    </style:style>
    <style:style style:name="T9" style:family="text">
      <style:text-properties officeooo:rsid="00147a46"/>
    </style:style>
    <style:style style:name="T10" style:family="text">
      <style:text-properties officeooo:rsid="00162932"/>
    </style:style>
    <style:style style:name="T11" style:family="text">
      <style:text-properties officeooo:rsid="00169314"/>
    </style:style>
    <style:style style:name="T12" style:family="text">
      <style:text-properties officeooo:rsid="001b2e56"/>
    </style:style>
    <style:style style:name="T13" style:family="text">
      <style:text-properties officeooo:rsid="001ee0cb"/>
    </style:style>
    <style:style style:name="T14" style:family="text">
      <style:text-properties fo:color="#c9211e" loext:opacity="100%"/>
    </style:style>
    <style:style style:name="T15" style:family="text">
      <style:text-properties fo:color="#c9211e" loext:opacity="100%" officeooo:rsid="00147a46"/>
    </style:style>
    <style:style style:name="T16" style:family="text">
      <style:text-properties officeooo:rsid="002453fa"/>
    </style:style>
    <style:style style:name="T17" style:family="text">
      <style:text-properties officeooo:rsid="0027fb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1. </text:span><text:span text:style-name="T2">c</text:span><text:span text:style-name="T1">mp</text:span></text:p>
      <text:p text:style-name="P2"><text:span text:style-name="T5">Команда cmp </text:span><text:span text:style-name="T4">позволяет использовать утилиту для побайтового сравнения двух произвольных файлов. Используется для сравнения бинарных и текстовых файлов. </text:span></text:p>
      <text:p text:style-name="P21">Содержание файлов: </text:p>
      <text:p text:style-name="P21">f1 «Linux FAQ cmp command tutorial» <text:s text:c="2"/>f2 «Linux faq man command tutorial»</text:p>
      <text:p text:style-name="P22"/>
      <text:p text:style-name="P23">По умолчанию утилита выводит информацию о позиции первого отличающего байта.</text:p>
      <text:p text:style-name="P21">Флаги: </text:p>
      <text:p text:style-name="P21">-l<text:tab/>- выводит номера и значения всех различающихся байт</text:p>
      <text:p text:style-name="P21">-c<text:tab/>- активирует режим обработки байтов как текстовых символов</text:p>
      <text:p text:style-name="P4"><text:span text:style-name="T4">-i<text:tab/>- </text:span><text:span text:style-name="T5">игнорирует указанное количество байтов в начале в первом и во втором файле, с разделителем двоеточие</text:span></text:p>
      <text:p text:style-name="P5"/>
      <text:p text:style-name="P24">cmp f1 f2 <text:s text:c="66"/></text:p>
      <text:p text:style-name="P6">f1 f2 различаются: байт 7, строка 1</text:p>
      <text:p text:style-name="P6"/>
      <text:p text:style-name="P1">cmp -l -c f1 f2 <text:s text:c="60"/></text:p>
      <text:p text:style-name="P1"><text:s/>7 106 F <text:s text:c="3"/>146 f</text:p>
      <text:p text:style-name="P1"><text:s/>8 101 A <text:s text:c="3"/>141 a</text:p>
      <text:p text:style-name="P1"><text:s/>9 121 Q <text:s text:c="3"/>161 q</text:p>
      <text:p text:style-name="P1">11 143 c <text:s text:c="3"/>155 m</text:p>
      <text:p text:style-name="P1">12 155 m <text:s text:c="3"/>141 a</text:p>
      <text:p text:style-name="P1">13 160 p <text:s text:c="3"/>156 n</text:p>
      <text:p text:style-name="P1"/>
      <text:p text:style-name="P1">cmp -l -c -i 10:10 f1 f2 <text:s text:c="51"/></text:p>
      <text:p text:style-name="P1"><text:s/>1 143 c <text:s text:c="3"/>155 m</text:p>
      <text:p text:style-name="P1"><text:s/>2 155 m <text:s text:c="3"/>141 a</text:p>
      <text:p text:style-name="P1"><text:s/>3 160 p <text:s text:c="3"/>156 n</text:p>
      <text:p text:style-name="P23"/>
      <text:p text:style-name="P23"/>
      <text:p text:style-name="P9"><text:span text:style-name="T9">2. </text:span>comm</text:p>
      <text:p text:style-name="P25">Команда comm позволяет использовать одноименную утилиту для сравнения двух текстовых файлов с отсортированными по алфавиту строками. </text:p>
      <text:p text:style-name="P25">Перед использованием текстовых файлов строки в них должны быть отсортированы по алфавиту в соответствии с используемой локалью, можно использовать sort.</text:p>
      <text:p text:style-name="P25"><text:span text:style-name="T7">П</text:span>ервый столбец будет содержать строки, присутствующие лишь в файле 1, второй столбец — строки, присутствующие лишь в файле 2, а третий столбец — строки, присутствующие в обоих файлах.</text:p>
      <text:p text:style-name="P25"/>
      <text:p text:style-name="P25"/>
      <text:p text:style-name="P25"><text:s/>-1 <text:s text:c="21"/>не показывать столбец 1 (строки, уникальные</text:p>
      <text:p text:style-name="P25"><text:s text:c="26"/>для ФАЙЛА1)</text:p>
      <text:p text:style-name="P25"><text:s text:c="2"/>-2 <text:s text:c="21"/>не показывать столбец 2 (строки, уникальные</text:p>
      <text:p text:style-name="P25"><text:s text:c="26"/>для ФАЙЛА2)</text:p>
      <text:p text:style-name="P25"><text:s text:c="2"/>-3 <text:s text:c="21"/>не показывать столбец 3 (строки, встреченные</text:p>
      <text:p text:style-name="P25"><text:s text:c="26"/>в обоих файлах)</text:p>
      <text:p text:style-name="P25"/>
      <text:p text:style-name="P25"/>
      <text:p text:style-name="P25">comm f5.txt f6.txt <text:s text:c="170"/></text:p>
      <text:p text:style-name="P25"><text:tab/><text:tab/></text:p>
      <text:p text:style-name="P25"><text:soft-page-break/><text:tab/>\\\\\\\\\</text:p>
      <text:p text:style-name="P25"><text:tab/>|\\\\//////</text:p>
      <text:p text:style-name="P25">afjafpic</text:p>
      <text:p text:style-name="P25">afjo</text:p>
      <text:p text:style-name="P25"><text:tab/>auhfk </text:p>
      <text:p text:style-name="P25">iaufopha]</text:p>
      <text:p text:style-name="P25">icds</text:p>
      <text:p text:style-name="P25"/>
      <text:p text:style-name="P25">comm f5.txt f4.txt -2 <text:s text:c="167"/></text:p>
      <text:p text:style-name="P25">afjafpic</text:p>
      <text:p text:style-name="P25"><text:tab/>afjo</text:p>
      <text:p text:style-name="P25">iaufopha]</text:p>
      <text:p text:style-name="P25">icds</text:p>
      <text:p text:style-name="P25"/>
      <text:p text:style-name="P25">comm f5.txt f4.txt -1 <text:s text:c="167"/></text:p>
      <text:p text:style-name="P25"><text:tab/>afjo</text:p>
      <text:p text:style-name="P25"/>
      <text:p text:style-name="P11"><text:span text:style-name="T9">3. </text:span>wc</text:p>
      <text:p text:style-name="P26">wc подсчитывает число строк, слов и байт в стандартном вводе.</text:p>
      <text:p text:style-name="P26">На выходе команды мы видим три числа: количество строк, количество слов и количество байт.</text:p>
      <text:p text:style-name="P26">Можно также задать подсчет параметров всех файлов в директории:</text:p>
      <text:p text:style-name="P26">wc *</text:p>
      <text:p text:style-name="P26"/>
      <text:p text:style-name="P26">Флаги</text:p>
      <text:p text:style-name="P26">-l - количество строк</text:p>
      <text:p text:style-name="P26"/>
      <text:p text:style-name="P25"><text:s text:c="2"/>-c, --bytes <text:s text:c="11"/>напечатать количество байт</text:p>
      <text:p text:style-name="P25"><text:s text:c="2"/>-m, --chars <text:s text:c="11"/>напечатать количество символов</text:p>
      <text:p text:style-name="P25"><text:s text:c="2"/>-l, --lines <text:s text:c="11"/>напечатать количество новых строк</text:p>
      <text:p text:style-name="P25"><text:s text:c="2"/>-w, --words <text:s text:c="11"/>напечатать количество слов</text:p>
      <text:p text:style-name="P25"/>
      <text:p text:style-name="P25">wc f2.txt <text:s text:c="179"/></text:p>
      <text:p text:style-name="P25"><text:s/>5 <text:s/>4 30 f2.txt</text:p>
      <text:p text:style-name="P25"/>
      <text:p text:style-name="P25">wc -c f2.txt <text:s text:c="176"/></text:p>
      <text:p text:style-name="P25">30 f2.txt</text:p>
      <text:p text:style-name="P25"/>
      <text:p text:style-name="P25">wc -l f2.txt <text:s text:c="176"/></text:p>
      <text:p text:style-name="P25">5 f2.txt</text:p>
      <text:p text:style-name="P25"/>
      <text:p text:style-name="P25"/>
      <text:p text:style-name="P25"/>
      <text:p text:style-name="P8"><text:span text:style-name="T15">1.</text:span><text:span text:style-name="T9"> 4. </text:span><text:span text:style-name="T14">diff</text:span> <text:span text:style-name="T6">и patch</text:span></text:p>
      <text:p text:style-name="P28">Команда diff предназначена для задействования одноименной утилиты, осуществляющей сравнение двух указанных пользователем файлов и вывод информации об их различиях. Эта утилита может работать как с текстовыми, так и с бинарными файлами, но в подавляющем большинстве случаев используется для поиска различий в обычных текстовых файлах или файлах исходного кода. Благодаря существованию утилиты patch она может использоваться для внесения изменений в исходный код открытых программных проектов.</text:p>
      <text:p text:style-name="P28"><text:soft-page-break/></text:p>
      <text:p text:style-name="P28"><text:span text:style-name="T8">В</text:span>ывод в данном формате плохо читается, так как предназначен для программной обработки. Служебные метки имеют формат [номер строки или диапазон строк первого файла][действие][номер строки или диапазон строк второго файла]. Для описания действий используются буквенные символы, а именно, a — добавление, c — изменение и d — удаление.</text:p>
      <text:p text:style-name="P28"/>
      <text:p text:style-name="P27"><text:span text:style-name="T6">diff п</text:span>острочно сравнивает файлы, <text:span text:style-name="T6">а patch по инструкции diff заменяет файл</text:span></text:p>
      <text:p text:style-name="P27">-q - выводить только отличия файлов <text:span text:style-name="T6">(да / нет)</text:span></text:p>
      <text:p text:style-name="P27">-s - выводить только совпадающие части;</text:p>
      <text:p text:style-name="P27">-с - выводить нужное количество строк после совпадений;</text:p>
      <text:p text:style-name="P27">-u - выводить только нужное количество строк после отличий;</text:p>
      <text:p text:style-name="P27">-y - выводить в две колонки;</text:p>
      <text:p text:style-name="P27"/>
      <text:p text:style-name="P27">diff -q f1 f2 <text:s text:c="175"/></text:p>
      <text:p text:style-name="P27">Файлы f1 и f2 различаются</text:p>
      <text:p text:style-name="P27"/>
      <text:p text:style-name="P27">diff f1 f2 <text:s text:c="178"/></text:p>
      <text:p text:style-name="P27">0a1</text:p>
      <text:p text:style-name="P27">&gt; 3000</text:p>
      <text:p text:style-name="P27">2c3</text:p>
      <text:p text:style-name="P27">&lt; 2000</text:p>
      <text:p text:style-name="P27">---</text:p>
      <text:p text:style-name="P27">&gt; llll</text:p>
      <text:p text:style-name="P27">4,5c5</text:p>
      <text:p text:style-name="P27">&lt; kkkk</text:p>
      <text:p text:style-name="P27">&lt; 0000</text:p>
      <text:p text:style-name="P27">---</text:p>
      <text:p text:style-name="P27">&gt; 0001</text:p>
      <text:p text:style-name="P27"/>
      <text:p text:style-name="P27">diff f1 f2 | patch f1 <text:s text:c="167"/></text:p>
      <text:p text:style-name="P27">patching file f1</text:p>
      <text:p text:style-name="P27"/>
      <text:p text:style-name="P27"><text:s text:c="2"/>diff -s f2.txt f3.txt <text:s text:c="54"/></text:p>
      <text:p text:style-name="P27">1,4c1,3</text:p>
      <text:p text:style-name="P27">&lt; iaufopha]</text:p>
      <text:p text:style-name="P27">&lt; afjo</text:p>
      <text:p text:style-name="P27">&lt; afjafpic</text:p>
      <text:p text:style-name="P27">&lt; icds</text:p>
      <text:p text:style-name="P27">---</text:p>
      <text:p text:style-name="P27">&gt; auhfk </text:p>
      <text:p text:style-name="P27">&gt; \\\\\\\\\</text:p>
      <text:p text:style-name="P27">&gt; |\\\\//////</text:p>
      <text:p text:style-name="P27"/>
      <text:p text:style-name="P27">diff -y -s f2.txt f3.txt <text:s text:c="51"/></text:p>
      <text:p text:style-name="P27">iaufopha]<text:tab/><text:tab/><text:tab/><text:tab/><text:tab/><text:tab/> <text:s text:c="5"/>|<text:tab/>auhfk </text:p>
      <text:p text:style-name="P27">afjo<text:tab/><text:tab/><text:tab/><text:tab/><text:tab/><text:tab/><text:tab/> <text:s text:c="5"/>|<text:tab/>\\\\\\\\\</text:p>
      <text:p text:style-name="P27">afjafpic<text:tab/><text:tab/><text:tab/><text:tab/><text:tab/><text:tab/> <text:s text:c="5"/>|<text:tab/>|\\\\//////</text:p>
      <text:p text:style-name="P27">icds<text:tab/><text:tab/><text:tab/><text:tab/><text:tab/><text:tab/><text:tab/> <text:s text:c="5"/>&lt;</text:p>
      <text:p text:style-name="P27"/>
      <text:p text:style-name="P47">diff -u -s f2.txt f5.txt <text:s text:c="164"/></text:p>
      <text:p text:style-name="P47"><text:soft-page-break/>--- f2.txt<text:tab/>2021-02-25 18:29:58.721459805 +0300</text:p>
      <text:p text:style-name="P47">+++ f5.txt<text:tab/>2021-02-25 19:40:34.383078159 +0300</text:p>
      <text:p text:style-name="P47">@@ -1,5 +1,5 @@</text:p>
      <text:p text:style-name="P47">-iaufopha]</text:p>
      <text:p text:style-name="P47">-afjo</text:p>
      <text:p text:style-name="P47">+</text:p>
      <text:p text:style-name="P47"><text:s/>afjafpic</text:p>
      <text:p text:style-name="P47">+afjo</text:p>
      <text:p text:style-name="P47">+iaufopha]</text:p>
      <text:p text:style-name="P47"><text:s/>icds</text:p>
      <text:p text:style-name="P47">-</text:p>
      <text:p text:style-name="P47"/>
      <text:p text:style-name="P10"><text:span text:style-name="T9">5. </text:span>tee</text:p>
      <text:p text:style-name="P29">Копирует стандартный ввод в каждый ФАЙЛ, а также в стандартный вывод.</text:p>
      <text:p text:style-name="P31">Например, ls -l | tee f1.txt f2.txt</text:p>
      <text:p text:style-name="P29"/>
      <text:p text:style-name="P29"><text:s text:c="2"/>-a, --append <text:s text:c="13"/>дописать в заданные ФАЙЛЫ, не перезаписывать</text:p>
      <text:p text:style-name="P29"><text:s text:c="2"/>-i, --ignore-interrupts <text:s text:c="2"/>игнорировать сигналы прерывания</text:p>
      <text:p text:style-name="P29"><text:s text:c="2"/>-p <text:s text:c="25"/>обнаруживать ошибки записи не в каналы</text:p>
      <text:p text:style-name="P7"/>
      <text:p text:style-name="P7"/>
      <text:p text:style-name="P56"><text:span text:style-name="T9">2. </text:span>sort</text:p>
      <text:p text:style-name="P30">Это утилита для вывода текстовых строк в определенном порядке. Проще говоря, для сортировки. Ее можно использовать для сортировки текста из одного или нескольких файлов или c помощью нее может быть выполнена сортировка вывода linux для какой-либо команды. Это может быть полезно во многих случаях. Например, отсортировать файлы по размеру в выводе команды du или собрать частотность использования команд из истории.</text:p>
      <text:p text:style-name="P12"/>
      <text:p text:style-name="P30"/>
      <text:p text:style-name="P27">Использование: sort [ПАРАМЕТР]… [ФАЙЛ]…</text:p>
      <text:p text:style-name="P27"><text:s text:c="7"/>или: <text:s text:c="3"/>sort [ПАРАМЕТР]… --files0-from=Ф</text:p>
      <text:p text:style-name="P27">Печатает сортированное слияние всех ФАЙЛ(ов) на стандартный вывод.</text:p>
      <text:p text:style-name="P27">Если ФАЙЛ не задан или задан как -, читает стандартный ввод.</text:p>
      <text:p text:style-name="P27">Аргументы, обязательные для длинных параметров, обязательны и для коротких.</text:p>
      <text:p text:style-name="P27">Параметры, задающие порядок:</text:p>
      <text:p text:style-name="P27"><text:s/>-b - не учитывать пробелы</text:p>
      <text:p text:style-name="P27">-d - использовать для сортировки только буквы и цифры</text:p>
      <text:p text:style-name="P27">-i - сортировать только по ASCII символах</text:p>
      <text:p text:style-name="P27">-n - сортировка строк по числовому значению</text:p>
      <text:p text:style-name="P27">-r - сортировать в обратном порядке</text:p>
      <text:p text:style-name="P27">-с - проверить был ли отсортирован файл</text:p>
      <text:p text:style-name="P27">-o - вывести результат в файл</text:p>
      <text:p text:style-name="P27">-u - игнорировать повторяющиеся строки</text:p>
      <text:p text:style-name="P27">-m - объединение ранее отсортированных файлов</text:p>
      <text:p text:style-name="P27">-k - указать поле по которому нужно сортировать строки, если не задано, сортировка выполняется по всей строке.</text:p>
      <text:p text:style-name="P27">-f - использовать в качестве разделителя полей ваш символ вместо пробела.</text:p>
      <text:p text:style-name="P13"/>
      <text:p text:style-name="P32">sort f2.txt &gt;f5.txt <text:s/></text:p>
      <text:p text:style-name="P32"/>
      <text:p text:style-name="P32"><text:soft-page-break/><text:s/>sort -r test.txt</text:p>
      <text:p text:style-name="P32"/>
      <text:p text:style-name="P32">RedHat</text:p>
      <text:p text:style-name="P32">mouse</text:p>
      <text:p text:style-name="P32">LAPTOP</text:p>
      <text:p text:style-name="P32">laptop</text:p>
      <text:p text:style-name="P32">laptop</text:p>
      <text:p text:style-name="P32">debian</text:p>
      <text:p text:style-name="P32">data</text:p>
      <text:p text:style-name="P32">computer</text:p>
      <text:p text:style-name="P32"/>
      <text:p text:style-name="P32"><text:s/>ls -l | sort -k9 <text:s text:c="59"/></text:p>
      <text:p text:style-name="P32">итого 68</text:p>
      <text:p text:style-name="P32">drwxr-xr-x <text:s/>6 niya niya 4096 ноя 29 18:16 CLionProjects</text:p>
      <text:p text:style-name="P32">drwxr-xr-x <text:s/>2 niya niya 4096 дек <text:s/>5 17:30 Desktop</text:p>
      <text:p text:style-name="P32">-rwxr-xr-x <text:s/>1 niya niya <text:s/>328 фев 24 15:06 die.sh</text:p>
      <text:p text:style-name="P32">drwxr-xr-x <text:s/>2 niya niya 4096 фев 24 13:29 Documents</text:p>
      <text:p text:style-name="P44">…</text:p>
      <text:p text:style-name="P44"/>
      <text:p text:style-name="P44">ls -l | sort -t "," -nk2,5 -k9 <text:s text:c="45"/></text:p>
      <text:p text:style-name="P44">drwxr-xr-x 10 niya niya 4096 фев 11 12:30 Study</text:p>
      <text:p text:style-name="P44">drwxr-xr-x <text:s/>2 niya niya 4096 дек <text:s/>5 17:30 Desktop</text:p>
      <text:p text:style-name="P44">drwxr-xr-x <text:s/>2 niya niya 4096 ноя 29 18:15 Public</text:p>
      <text:p text:style-name="P44">drwxr-xr-x <text:s/>2 niya niya 4096 ноя 29 18:15 Templates</text:p>
      <text:p text:style-name="P44">…</text:p>
      <text:p text:style-name="P44"/>
      <text:p text:style-name="P44">sort f1.txt <text:s text:c="177"/></text:p>
      <text:p text:style-name="P44">01 dkfj</text:p>
      <text:p text:style-name="P44">10 fdfg</text:p>
      <text:p text:style-name="P44">1 tyu</text:p>
      <text:p text:style-name="P44">21 d;f</text:p>
      <text:p text:style-name="P44">23 dfg</text:p>
      <text:p text:style-name="P44">2 uir</text:p>
      <text:p text:style-name="P44"/>
      <text:p text:style-name="P32">sort -n f1.txt <text:s text:c="174"/></text:p>
      <text:p text:style-name="P32">01 dkfj</text:p>
      <text:p text:style-name="P32">1 tyu</text:p>
      <text:p text:style-name="P32">2 uir</text:p>
      <text:p text:style-name="P32">10 fdfg</text:p>
      <text:p text:style-name="P32">21 d;f</text:p>
      <text:p text:style-name="P32">23 dfg</text:p>
      <text:p text:style-name="P32"/>
      <text:p text:style-name="P32">sort -c f1.txt <text:s text:c="174"/></text:p>
      <text:p text:style-name="P32">sort: f1.txt:3: неправильный порядок: 21 d;f</text:p>
      <text:p text:style-name="P32"/>
      <text:p text:style-name="P32">sort -k2 f1.txt <text:s text:c="173"/></text:p>
      <text:p text:style-name="P32">21 d;f</text:p>
      <text:p text:style-name="P32">23 dfg</text:p>
      <text:p text:style-name="P32">01 dkfj</text:p>
      <text:p text:style-name="P32">10 fdfg</text:p>
      <text:p text:style-name="P32"><text:soft-page-break/>1 tyu</text:p>
      <text:p text:style-name="P32">2 uir</text:p>
      <text:p text:style-name="P32"/>
      <text:p text:style-name="P32">sort -i f1.txt <text:s text:c="174"/></text:p>
      <text:p text:style-name="P32">01 dkfj</text:p>
      <text:p text:style-name="P32">10 fdfg</text:p>
      <text:p text:style-name="P32">1 tyu</text:p>
      <text:p text:style-name="P32">21 d;f</text:p>
      <text:p text:style-name="P32">23 dfg</text:p>
      <text:p text:style-name="P32">2 uir</text:p>
      <text:p text:style-name="P32">a</text:p>
      <text:p text:style-name="P32"/>
      <text:p text:style-name="P32"><text:s/>sort -i f5.txt -o f3.txt <text:s text:c="6"/></text:p>
      <text:p text:style-name="P32"/>
      <text:p text:style-name="P32"/>
      <text:p text:style-name="P14"><text:span text:style-name="T10">8. </text:span><text:span text:style-name="T11">head</text:span></text:p>
      <text:p text:style-name="P13"/>
      <text:p text:style-name="P32">Команда head выводит начальные строки (10 по умолчанию) из одного или нескольких документов.</text:p>
      <text:p text:style-name="P32"/>
      <text:p text:style-name="P32">Флаги:</text:p>
      <text:p text:style-name="P32">-c – позволяет задать количество выводимого текста не в строках, а в байтах</text:p>
      <text:p text:style-name="P32">-n – показывает заданное количество строк вместо 10</text:p>
      <text:p text:style-name="P32">-q – выводит текст без названий файлов</text:p>
      <text:p text:style-name="P32">-v – перед текстом выводит название файла</text:p>
      <text:p text:style-name="P32"/>
      <text:p text:style-name="P32">head f1.txt <text:s text:c="177"/></text:p>
      <text:p text:style-name="P32">1 tyu</text:p>
      <text:p text:style-name="P32">2 uir</text:p>
      <text:p text:style-name="P32">21 d;f</text:p>
      <text:p text:style-name="P32">01 dkfj</text:p>
      <text:p text:style-name="P32">23 dfg</text:p>
      <text:p text:style-name="P32">10 fdfg</text:p>
      <text:p text:style-name="P32">jgajrg a</text:p>
      <text:p text:style-name="P32">rgagr</text:p>
      <text:p text:style-name="P32">arg</text:p>
      <text:p text:style-name="P32">arg</text:p>
      <text:p text:style-name="P32"/>
      <text:p text:style-name="P32">head -n 5 f1.txt <text:s text:c="172"/></text:p>
      <text:p text:style-name="P32">1 tyu</text:p>
      <text:p text:style-name="P32">2 uir</text:p>
      <text:p text:style-name="P32">21 d;f</text:p>
      <text:p text:style-name="P32">01 dkfj</text:p>
      <text:p text:style-name="P32">23 dfg</text:p>
      <text:p text:style-name="P32"/>
      <text:p text:style-name="P32">head -v -n 5 f1.txt <text:s text:c="169"/></text:p>
      <text:p text:style-name="P32">==&gt; f1.txt &lt;==</text:p>
      <text:p text:style-name="P32">1 tyu</text:p>
      <text:p text:style-name="P32">2 uir</text:p>
      <text:p text:style-name="P32">21 d;f</text:p>
      <text:p text:style-name="P32"><text:soft-page-break/>01 dkfj</text:p>
      <text:p text:style-name="P32">23 dfg</text:p>
      <text:p text:style-name="P32"/>
      <text:p text:style-name="P15">9. sum</text:p>
      <text:p text:style-name="P33">Контрольная сумма - это цифра или строка, которая вычисляется путем суммирования всех цифр нужных данных. Ее можно использовать в дальнейшем для обнаружения ошибок в проверяемых данных при хранении или передаче. Тогда контрольная сумма пересчитывается еще раз и полученное значение сверяется с предыдущим.</text:p>
      <text:p text:style-name="P33"/>
      <text:p text:style-name="P33">Команда sum в Linux используется для поиска контрольной суммы и подсчета блоков в файле. По сути, эта команда используется для отображения контрольной суммы и количества блоков для каждого указанного файла. Если файл не указан, он будет читать стандартный ввод.</text:p>
      <text:p text:style-name="P33"/>
      <text:p text:style-name="P33"><text:s text:c="2"/>-r <text:s text:c="13"/>использовать алгоритм вычисления контрольных сумм как в BSD,</text:p>
      <text:p text:style-name="P33"><text:s text:c="18"/>размер блока 1K</text:p>
      <text:p text:style-name="P33"><text:s text:c="2"/>-s, --sysv <text:s text:c="5"/>использовать алгоритм вычисления контрольных сумм как в</text:p>
      <text:p text:style-name="P33"><text:s text:c="18"/>System V, размер блока 512 байт</text:p>
      <text:p text:style-name="P33"/>
      <text:p text:style-name="P33">sum f1.txt <text:s text:c="178"/></text:p>
      <text:p text:style-name="P33">60148 <text:s text:c="4"/>1</text:p>
      <text:p text:style-name="P33"/>
      <text:p text:style-name="P33">sum -s f1.txt <text:s text:c="175"/></text:p>
      <text:p text:style-name="P33">8260 1 f1.txt</text:p>
      <text:p text:style-name="P33"/>
      <text:p text:style-name="P15">10. file</text:p>
      <text:p text:style-name="P33">Данная команда позволяет узнать подробную информацию о файлах.</text:p>
      <text:p text:style-name="P33"/>
      <text:p text:style-name="P33">Флаги:</text:p>
      <text:p text:style-name="P33">-b, --brief — запрет на демонстрацию имен и адресов файлов в выводе команды;</text:p>
      <text:p text:style-name="P33">-i, --mime — определение MIME-типа документа по его заголовку;</text:p>
      <text:p text:style-name="P33">--mime-type, --mime-encoding — определение конкретного элемента MIME;</text:p>
      <text:p text:style-name="P33">-f, --files-from — анализ документов, адреса которых указаны в простом текстовом файле;</text:p>
      <text:p text:style-name="P33">-l, --list — список паттернов и их длина;</text:p>
      <text:p text:style-name="P33">-s, --special-files — предотвращение проблем, которые могут возникнуть при чтении утилитой специальных файлов;</text:p>
      <text:p text:style-name="P33">-P — анализ определенной части файла, которая обозначается различными параметрами;</text:p>
      <text:p text:style-name="P33">-r, --raw — отказ от вывода /ooo вместо непечатных символов;</text:p>
      <text:p text:style-name="P33">-z — анализ содержимого сжатых документов.</text:p>
      <text:p text:style-name="P33"/>
      <text:p text:style-name="P33">Kоманда file — одна из самых полезных, поскольку позволяет узнать тип данных, которые на самом деле содержатся внутри документа. Если у вас есть какой-либо файл, взятый из ненадёжного источника, не поленитесь проверить его с помощью этой команды, прежде чем нажать кнопку Открыть. Возможно, такая предосторожность покажется лишней, но она оградит вас от «встречи» с нежелательным контентом.</text:p>
      <text:p text:style-name="P33"/>
      <text:p text:style-name="P33">В большинстве дистрибутивов Linux утилита file (работу которой и запускает одноимённая команда) входит в стандартный набор программного обеспечения.</text:p>
      <text:p text:style-name="P33"/>
      <text:p text:style-name="P33">file f1.txt <text:s text:c="177"/></text:p>
      <text:p text:style-name="P33">f1.txt: ASCII text</text:p>
      <text:p text:style-name="P33"><text:soft-page-break/></text:p>
      <text:p text:style-name="P33"><text:s/>file -i f1.txt <text:s text:c="174"/></text:p>
      <text:p text:style-name="P33">f1.txt: text/plain; charset=us-ascii</text:p>
      <text:p text:style-name="P33"/>
      <text:p text:style-name="P49">file -l f1,txt</text:p>
      <text:p text:style-name="P49">…</text:p>
      <text:p text:style-name="P33">…</text:p>
      <text:p text:style-name="P33">Strength = <text:s/>36@13: uuencoded or xxencoded text []</text:p>
      <text:p text:style-name="P33">Strength = <text:s/>36@20: ship'd binary text []</text:p>
      <text:p text:style-name="P33">Strength = <text:s/>35@5: a []</text:p>
      <text:p text:style-name="P33">Strength = <text:s/>35@13: a []</text:p>
      <text:p text:style-name="P33">Strength = <text:s/>30@118: broken XML document text [text/xml]</text:p>
      <text:p text:style-name="P33">Strength = <text:s/>30@21: a []</text:p>
      <text:p text:style-name="P33">Strength = <text:s/>30@29: script text executable []</text:p>
      <text:p text:style-name="P33">Strength = <text:s/>28@126: exported SGML document text []</text:p>
      <text:p text:style-name="P33">Strength = <text:s/>18@46: a []</text:p>
      <text:p text:style-name="P33">Strength = <text:s/>17@38: a []</text:p>
      <text:p text:style-name="P33">Strength = <text:s text:c="2"/>2@7: FORTRAN program text [text/x-fortran]</text:p>
      <text:p text:style-name="P33">Strength = <text:s text:c="2"/>2@29: Tcl script []</text:p>
      <text:p text:style-name="P33">Set 1:</text:p>
      <text:p text:style-name="P33">Binary patterns:</text:p>
      <text:p text:style-name="P33">Text patterns:</text:p>
      <text:p text:style-name="P33"/>
      <text:p text:style-name="P15">11. awk</text:p>
      <text:p text:style-name="P33"/>
      <text:p text:style-name="P33">Данная команда позволяет легко обрабатывать и фильтровать текст.</text:p>
      <text:p text:style-name="P33"/>
      <text:p text:style-name="P33">Файл:</text:p>
      <text:p text:style-name="P33">f1 green blue red pink purple yellow white black</text:p>
      <text:p text:style-name="P33"/>
      <text:p text:style-name="P33">Awk ‘{print $5}’ f1 – команда выведет 5 по счету слово в строке</text:p>
      <text:p text:style-name="P33">Purple</text:p>
      <text:p text:style-name="P33"/>
      <text:p text:style-name="P33">Awk ‘{print $7, $2}’ f1 – команда выведет 7 и 2 по счету слово в строке</text:p>
      <text:p text:style-name="P33">White blue</text:p>
      <text:p text:style-name="P33"/>
      <text:p text:style-name="P33">Awk ‘{print “colors:,$2,$4,$6}’ f1</text:p>
      <text:p text:style-name="P33">Colors: blue pink yellow</text:p>
      <text:p text:style-name="P33"/>
      <text:p text:style-name="P16">12. paste</text:p>
      <text:p text:style-name="P35">Paste это команда, которая позволяет объединять строки файлов по горизонтали. Он выводит строки, состоящие из последовательно соответствующих строк каждого файла, указанного в качестве аргумента, разделенных табуляцией.</text:p>
      <text:p text:style-name="P34"/>
      <text:p text:style-name="P34">При вызове без параметра paste будут считаны все файлы, заданные в качестве аргументов, и объединены по горизонтали соответствующие строки файлов, разделенные пробелом:</text:p>
      <text:p text:style-name="P34"/>
      <text:p text:style-name="P34">paste file1 file2</text:p>
      <text:p text:style-name="P34">Iron Man<text:tab/>Black Widow</text:p>
      <text:p text:style-name="P34">Thor<text:tab/>Captain Marvel</text:p>
      <text:p text:style-name="P34"><text:soft-page-break/>Captain America<text:tab/>Dark Phoenix</text:p>
      <text:p text:style-name="P34">Hulk<text:tab/>Nebula</text:p>
      <text:p text:style-name="P34">Spider Man</text:p>
      <text:p text:style-name="P34"/>
      <text:p text:style-name="P34">-d, --delimiters=СПИСОК <text:s text:c="3"/>использовать вместо табуляции символы из СПИСКА</text:p>
      <text:p text:style-name="P34"><text:s text:c="2"/>-s, --serial <text:s text:c="14"/>обрабатывать файлы последовательно</text:p>
      <text:p text:style-name="P34"><text:s text:c="2"/>-z, --zero-terminated <text:s text:c="3"/>разделитель строк NUL, а не символ</text:p>
      <text:p text:style-name="P34"><text:s text:c="27"/>новой строки</text:p>
      <text:p text:style-name="P34">paste -d '_' file1 file2</text:p>
      <text:p text:style-name="P34"/>
      <text:p text:style-name="P57">3. xargs</text:p>
      <text:p text:style-name="P36">Возможность объединения нескольких команд Linux в терминале и использования их в качестве конвейера, когда каждая следующая команда получает вывод предыдущей - очень мощный и гибкий инструмент. Но команды можно объединять не только так. С помощью утилиты xargs вывод предыдущей команды можно передать в аргументы следующей.</text:p>
      <text:p text:style-name="P36"/>
      <text:p text:style-name="P36"/>
      <text:p text:style-name="P36">$ первая_команда | xargs опции вторая_команда аргументы</text:p>
      <text:p text:style-name="P36">Сначала выполняется любая первая команда и весь её вывод по туннелю передается в xargs. Затем этот вывод разбивается на строки и для каждой строки вызывается вторая команда, а полученная строка передаётся ей в аргументах.</text:p>
      <text:p text:style-name="P36"/>
      <text:p text:style-name="P36">Для настройки поведения утилиты xargs можно использовать опции. Давайте их рассмотрим:</text:p>
      <text:p text:style-name="P36"/>
      <text:p text:style-name="P36">-0, --null - использовать в качестве разделителя нулевой символ. Обычно он находится в конце строки. По умолчанию, в качестве разделителя используется пробел, перевод строки или табуляция;</text:p>
      <text:p text:style-name="P36">-a, --arg-file - прочитать аргументы, которые надо передать команде из файла;</text:p>
      <text:p text:style-name="P36">-d, --delimiter - использовать нестандартный разделитель строк;</text:p>
      <text:p text:style-name="P36">-E, -e, --eof - индикатор конца файла, все символы после вхождения этой строки игнорируются;</text:p>
      <text:p text:style-name="P36">-l, --max-lines - количество строк, передающихся в одну команду по умолчанию все;</text:p>
      <text:p text:style-name="P36">-n, --max-args - количество параметров, которые передаются в одну команду, по умолчанию все;</text:p>
      <text:p text:style-name="P36">-o, --open-tty - открывать новый терминал для дочерних процессов;</text:p>
      <text:p text:style-name="P36">-p, --interactive - спрашивать пользователя о запуске каждой следующей команды;</text:p>
      <text:p text:style-name="P36">-r, --no-run-if-empty - если входной поток данных пустой, команда не будет выполнена;</text:p>
      <text:p text:style-name="P36">--show-limits - посмотреть ограничения на длину параметров в командной строке;</text:p>
      <text:p text:style-name="P36">-t, --verbose - максимально подробный вывод утилиты.</text:p>
      <text:p text:style-name="P36">Команда xargs также может читать элементы из файла вместо стандартного ввода. Для этого используйте параметр -a( --arg-file), за которым следует имя файла.</text:p>
      <text:p text:style-name="P36"/>
      <text:p text:style-name="P37"/>
      <text:p text:style-name="P37">ls ~/Important | xargs -t echo </text:p>
      <text:p text:style-name="P37">echo discord DjVuReader.2.0.0.26.rus Расходы Рецепты.odt Рисунки шаблон таблицы расходов.xlsx </text:p>
      <text:p text:style-name="P37">discord DjVuReader.2.0.0.26.rus Расходы Рецепты.odt Рисунки шаблон таблицы расходов.xlsx</text:p>
      <text:p text:style-name="P37"/>
      <text:p text:style-name="P37">ls ~/Important | xargs -t -L1 echo <text:s text:c="41"/></text:p>
      <text:p text:style-name="P37">echo discord </text:p>
      <text:p text:style-name="P37">discord</text:p>
      <text:p text:style-name="P37"><text:soft-page-break/>echo DjVuReader.2.0.0.26.rus </text:p>
      <text:p text:style-name="P37">DjVuReader.2.0.0.26.rus</text:p>
      <text:p text:style-name="P37">echo Расходы </text:p>
      <text:p text:style-name="P37">Расходы</text:p>
      <text:p text:style-name="P37">echo Рецепты.odt </text:p>
      <text:p text:style-name="P37">Рецепты.odt</text:p>
      <text:p text:style-name="P37">echo Рисунки </text:p>
      <text:p text:style-name="P37">Рисунки</text:p>
      <text:p text:style-name="P37"/>
      <text:p text:style-name="P37">find h/ -type f -name "*.txt" -<text:span text:style-name="T16">print0</text:span> | xargs -0 sed -i '' -e 's/foo/bar/g' <text:s/></text:p>
      <text:p text:style-name="P37">h/j/f3.txt</text:p>
      <text:p text:style-name="P37">h/j/f2.txt</text:p>
      <text:p text:style-name="P37">h/j/f6.txt</text:p>
      <text:p text:style-name="P37">h/j/f5.txt</text:p>
      <text:p text:style-name="P37">h/j/f1.txt</text:p>
      <text:p text:style-name="P37">h/f1.txt</text:p>
      <text:p text:style-name="P37"/>
      <text:p text:style-name="P37"><text:s/>find . | xargs tar jcf tar.bz</text:p>
      <text:p text:style-name="P37"/>
      <text:p text:style-name="P37">find . | xargs -p rm -r <text:s text:c="165"/></text:p>
      <text:p text:style-name="P37">rm -r . ./fi.txt ./f3.txt ./f2.txt ./tar.bz ./f6.txt ./f4.txt ./f5.txt ./f1.txt ?...</text:p>
      <text:p text:style-name="P37"/>
      <text:p text:style-name="P17">13. split</text:p>
      <text:p text:style-name="P37"/>
      <text:p text:style-name="P36"><text:span text:style-name="T12">Ко</text:span>манда split в Linux позволяет разбивать файлы на несколько файлов. </text:p>
      <text:p text:style-name="P36">split [options] filename [prefix]</text:p>
      <text:p text:style-name="P36">По умолчанию команда split создает новые файлы для каждых 1000 строк. Если префикс не указан, он будет использовать ‘x’. Следующие буквы перечисляют файлы, поэтому сначала идет xaa, затем xab и так далее.</text:p>
      <text:p text:style-name="P36">Теперь вы можете указать, сколько строк вы хотите в каждом из новых файлов.</text:p>
      <text:p text:style-name="P36">split AndreyExLogFile.log -l 500</text:p>
      <text:p text:style-name="P36"/>
      <text:p text:style-name="P17">14. vim</text:p>
      <text:p text:style-name="P37">Текстовый редактор.</text:p>
      <text:p text:style-name="P37"/>
      <text:p text:style-name="P37">Простой запуск vim без указания имени файла приведет к созданию пустого файла. А теперь давайте рассмотрим основные опции запуска:</text:p>
      <text:p text:style-name="P37"/>
      <text:p text:style-name="P37">+номер - переместить курсор к указной строке после запуска.</text:p>
      <text:p text:style-name="P37">+/шаблон - выполнить поиск по шаблону и переместить курсор к первому вхождению</text:p>
      <text:p text:style-name="P37">"+команда" - выполнить команду после запуска программы</text:p>
      <text:p text:style-name="P37">-b - двоичный режим, для редактирования исполняемых файлов.</text:p>
      <text:p text:style-name="P37">-d - режим поиска различий в файлах, нужно указать несколько файлов для открытия.</text:p>
      <text:p text:style-name="P37">-g - графический режим.</text:p>
      <text:p text:style-name="P37">-n - не использовать автосохранение для восстановления файла при сбое.</text:p>
      <text:p text:style-name="P37">-R - режим только для чтения.</text:p>
      <text:p text:style-name="P37">-w - сохранить все действия в файл.</text:p>
      <text:p text:style-name="P37">-x - шифровать файл при записи.</text:p>
      <text:p text:style-name="P37">-C - режим совместимости с Vi.</text:p>
      <text:p text:style-name="P37"/>
      <text:p text:style-name="P37"><text:soft-page-break/>В командном режиме вы можете перемещаться по редактируемому тексту и выполнять действия над ним с помощью буквенных клавиш. Именно этот режим открывается по умолчанию при старте редактора. </text:p>
      <text:p text:style-name="P37">Для перемещения используются такие команды:</text:p>
      <text:p text:style-name="P37"/>
      <text:p text:style-name="P37">h - на один символ влево;</text:p>
      <text:p text:style-name="P37">l - на один символ вправо;</text:p>
      <text:p text:style-name="P37">j - на одну строку вниз;</text:p>
      <text:p text:style-name="P37">k - на одну строку вверх;</text:p>
      <text:p text:style-name="P37">w - на слово вправо;</text:p>
      <text:p text:style-name="P37">b - на слово влево;</text:p>
      <text:p text:style-name="P37">H - перейти в низ экрана;</text:p>
      <text:p text:style-name="P37">G - перейти в конец файла;</text:p>
      <text:p text:style-name="P37"/>
      <text:p text:style-name="P37">Для переключения в режим редактирования используются такие команды:</text:p>
      <text:p text:style-name="P37"/>
      <text:p text:style-name="P37">i - вставить текст с позиции курсора, символ под курсором будет заменен;</text:p>
      <text:p text:style-name="P37">I - вставить текст в начало строки;</text:p>
      <text:p text:style-name="P37">a - добавить текст начиная от позиции курсора;</text:p>
      <text:p text:style-name="P37">o - вставить новую строку после этой и начать редактирование;</text:p>
      <text:p text:style-name="P37">O - вставить новую строку перед этой и начать редактирование;</text:p>
      <text:p text:style-name="P37">r - заменить текущий символ;</text:p>
      <text:p text:style-name="P37">R - заменить несколько символов.</text:p>
      <text:p text:style-name="P37"/>
      <text:p text:style-name="P37">Более сложны команды редактирования текста. Вы можете править текст не только в обычном режиме, но и в командном с помощью команд. Для этого применяются такие команды:</text:p>
      <text:p text:style-name="P37"/>
      <text:p text:style-name="P37">d - удалить символ;</text:p>
      <text:p text:style-name="P37">dd - удалить всю строку;</text:p>
      <text:p text:style-name="P37">D - удалить символы начиная от курсора и до конца строки;</text:p>
      <text:p text:style-name="P37">y - копировать символ;</text:p>
      <text:p text:style-name="P37">yy или Y - скопировать всю строку;</text:p>
      <text:p text:style-name="P37">v - выделить текст;</text:p>
      <text:p text:style-name="P37"/>
      <text:p text:style-name="P37">Кроме этих команд, есть еще несколько полезных, которые мы не можем не рассмотреть:</text:p>
      <text:p text:style-name="P37"/>
      <text:p text:style-name="P37">p - вставить после позиции курсора;</text:p>
      <text:p text:style-name="P37">P - вставить перед позицией курсора;</text:p>
      <text:p text:style-name="P37">u - отменить последнее действие;</text:p>
      <text:p text:style-name="P37">. - повторить еще раз последнее действие;</text:p>
      <text:p text:style-name="P37">U - отменить последнее действие в текущей строке;</text:p>
      <text:p text:style-name="P37">/шаблон - искать вхождение;</text:p>
      <text:p text:style-name="P37">%s/шаблон/заменить - заменить первое слово на второе;</text:p>
      <text:p text:style-name="P37">n - продолжить поиск вперед;</text:p>
      <text:p text:style-name="P37">N - продолжить поиск назад;</text:p>
      <text:p text:style-name="P37"/>
      <text:p text:style-name="P37"/>
      <text:p text:style-name="P37">Командная строка Vim запускается в командном режиме нажатием двоеточия - ":". </text:p>
      <text:p text:style-name="P37">:w - сохранить файл;</text:p>
      <text:p text:style-name="P37">:q - закрыть редактор;</text:p>
      <text:p text:style-name="P37"><text:soft-page-break/>:q! - закрыть редактор без сохранения;</text:p>
      <text:p text:style-name="P37">:e файл - прочитать содержимое файла в позицию курсора;</text:p>
      <text:p text:style-name="P37"/>
      <text:p text:style-name="P18">15. df</text:p>
      <text:p text:style-name="P38">Когда доходит дело до проверки свободного места через терминал, нам не обойтись без такой стандартной утилиты, как df. В графическом интерфейсе есть множество программ, которые можно использовать, чтобы узнать свободное место Linux. <text:s/>Но в некоторых случаях вам доступен только терминал и нужно, например, выяснить почему не работает программа. Тогда на выручку приходит команда df linux, она позволяет выводить не только список подключенных устройств, но и информацию о занятом месте, а также <text:s/>точку монтирования.</text:p>
      <text:p text:style-name="P38"/>
      <text:p text:style-name="P38">$ df опции устройство</text:p>
      <text:p text:style-name="P38"/>
      <text:p text:style-name="P38">Устройство указывать необязательно, но можно указать раздел диска, о котором мы хотим посмотреть информацию. А теперь рассмотрим основные опции утилиты:</text:p>
      <text:p text:style-name="P38"/>
      <text:p text:style-name="P38">-a, --all - отобразить все файловые системы, в том числе виртуальные, псевдо и недоступные;</text:p>
      <text:p text:style-name="P38">-B - изменить размер одного блока перед выводом данных, например, можно использовать BM, чтобы вывести все данные в мегабайтах;</text:p>
      <text:p text:style-name="P38">-h - выводить размеры в читаемом виде, в мегабайтах или гигабайтах;</text:p>
      <text:p text:style-name="P38">-H - выводить все размеры в гигабайтах;</text:p>
      <text:p text:style-name="P38">-i - выводить информацию об inode;</text:p>
      <text:p text:style-name="P38">-k - выводить размеры в килобайтах;</text:p>
      <text:p text:style-name="P38">--output - использовать специальный формат вывода, если не задано, выводит все поля. Доступны такие варианты: 'source', 'fstype', 'itotal', 'iused', 'iavail', 'ipcent', 'size', 'used', 'avail', 'pcent', 'file' и 'target';</text:p>
      <text:p text:style-name="P38">-P - использовать формат вывода POSIX;</text:p>
      <text:p text:style-name="P38">--total - выводить всю информацию про использованное и доступное место;</text:p>
      <text:p text:style-name="P38">-t, --type - выводить информацию только про указанные файловые системы;</text:p>
      <text:p text:style-name="P38">-x - выводить информацию обо всех, кроме указанных файловых систем;</text:p>
      <text:p text:style-name="P38"/>
      <text:p text:style-name="P38"><text:s/>df <text:s text:c="186"/></text:p>
      <text:p text:style-name="P38">Файловая система 1K-блоков Использовано <text:s/>Доступно Использовано% Cмонтировано в</text:p>
      <text:p text:style-name="P38">dev <text:s text:c="15"/>3996068 <text:s text:c="11"/>0 <text:s text:c="2"/>3996068 <text:s text:c="11"/>0% /dev</text:p>
      <text:p text:style-name="P38">run <text:s text:c="15"/>4004652 <text:s text:c="8"/>1056 <text:s text:c="2"/>4003596 <text:s text:c="11"/>1% /run</text:p>
      <text:p text:style-name="P38">/dev/sda2 <text:s text:c="7"/>150775432 <text:s text:c="4"/>29670148 113376648 <text:s text:c="10"/>21% /</text:p>
      <text:p text:style-name="P38">tmpfs <text:s text:c="13"/>4004652 <text:s text:c="6"/>472460 <text:s text:c="2"/>3532192 <text:s text:c="10"/>12% /dev/shm</text:p>
      <text:p text:style-name="P38">tmpfs <text:s text:c="16"/>4096 <text:s text:c="11"/>0 <text:s text:c="5"/>4096 <text:s text:c="11"/>0% /sys/fs/cgroup</text:p>
      <text:p text:style-name="P38">tmpfs <text:s text:c="13"/>4004652 <text:s text:c="7"/>18996 <text:s text:c="2"/>3985656 <text:s text:c="11"/>1% /tmp</text:p>
      <text:p text:style-name="P38">/dev/sda1 <text:s text:c="10"/>523248 <text:s text:c="7"/>27580 <text:s text:c="3"/>495668 <text:s text:c="11"/>6% /boot/EFI</text:p>
      <text:p text:style-name="P38">tmpfs <text:s text:c="14"/>800928 <text:s text:c="10"/>56 <text:s text:c="3"/>800872 <text:s text:c="11"/>1% /run/user/1000</text:p>
      <text:p text:style-name="P50"/>
      <text:p text:style-name="P50"><text:s/>df -h <text:s text:c="183"/></text:p>
      <text:p text:style-name="P50">Файловая система Размер Использовано <text:s/>Дост Использовано% Cмонтировано в</text:p>
      <text:p text:style-name="P50">dev <text:s text:c="15"/>3,9G <text:s text:c="11"/>0 <text:s/>3,9G <text:s text:c="11"/>0% /dev</text:p>
      <text:p text:style-name="P50">run <text:s text:c="15"/>3,9G <text:s text:c="8"/>1,1M <text:s/>3,9G <text:s text:c="11"/>1% /run</text:p>
      <text:p text:style-name="P50">/dev/sda2 <text:s text:c="9"/>144G <text:s text:c="9"/>29G <text:s/>109G <text:s text:c="10"/>21% /</text:p>
      <text:p text:style-name="P50">tmpfs <text:s text:c="13"/>3,9G <text:s text:c="8"/>462M <text:s/>3,4G <text:s text:c="10"/>12% /dev/shm</text:p>
      <text:p text:style-name="P50">tmpfs <text:s text:c="13"/>4,0M <text:s text:c="11"/>0 <text:s/>4,0M <text:s text:c="11"/>0% /sys/fs/cgroup</text:p>
      <text:p text:style-name="P50">tmpfs <text:s text:c="13"/>3,9G <text:s text:c="9"/>19M <text:s/>3,9G <text:s text:c="11"/>1% /tmp</text:p>
      <text:p text:style-name="P50"><text:soft-page-break/>/dev/sda1 <text:s text:c="9"/>511M <text:s text:c="9"/>27M <text:s/>485M <text:s text:c="11"/>6% /boot/EFI</text:p>
      <text:p text:style-name="P50">tmpfs <text:s text:c="13"/>783M <text:s text:c="9"/>56K <text:s/>783M <text:s text:c="11"/>1% /run/user/1000</text:p>
      <text:p text:style-name="P38"/>
      <text:p text:style-name="P18">16. du</text:p>
      <text:p text:style-name="P38">Иногда возникает необходимость посмотреть сколько места занимают файлы в определённой папке и найти самые большие файлы для того чтобы их удалить. Конечно, для решения этих задач существует множество инструментов, но самый простой из них, это утилита du. Она позволяет вывести размер всех файлов в определённой папке в байтах или в более удобном формате.</text:p>
      <text:p text:style-name="P38"/>
      <text:p text:style-name="P38">$ du опции /путь/к/папке</text:p>
      <text:p text:style-name="P38"/>
      <text:p text:style-name="P38">А вот опции утилиты:</text:p>
      <text:p text:style-name="P38"/>
      <text:p text:style-name="P38">-a, --all - выводить размер для всех файлов, а не только для директорий, по умолчанию размер выводится только для папок;</text:p>
      <text:p text:style-name="P38">-B, --block-size - указать единицы вывода размера, доступно: K,M,G,T,P,E,Z,Y для 1024 и KB, MB и так далее для 1000;</text:p>
      <text:p text:style-name="P38">-c, --total - выводить в конце общий размер всех папок;</text:p>
      <text:p text:style-name="P38">-d, --max-depth - максимальная глубина вложенности директорий;</text:p>
      <text:p text:style-name="P38">-h, --human-readable - выводить размер в единицах измерения удобных для человека;</text:p>
      <text:p text:style-name="P38">--inodes - выводить информацию об использованию inode;</text:p>
      <text:p text:style-name="P38">-L, --dereference - следовать по всем символическим ссылкам;</text:p>
      <text:p text:style-name="P38">-l, --count-links - учитывать размер файла несколько раз для жестких ссылок;</text:p>
      <text:p text:style-name="P38">-P, --no-dereference - не следовать по символическим ссылкам, это поведение используется по умолчанию;</text:p>
      <text:p text:style-name="P38">-S, --separate-dirs - не включать размер подпапок в размер папки;</text:p>
      <text:p text:style-name="P38">--si - выводить размер файлов и папок в системе си, используется 1000 вместо 1024;</text:p>
      <text:p text:style-name="P38">-s, --summarize - выводить только общий размер;</text:p>
      <text:p text:style-name="P38">-t, --threshold - не учитывать файлы и папки с размером меньше указанного;</text:p>
      <text:p text:style-name="P38">--time - отображать время последней модификации для файла или папки, вместо времени модификации можно выводить такие метки: atime, access, use, ctime;</text:p>
      <text:p text:style-name="P38">-X, --exclude - исключить файлы из подсчёта;</text:p>
      <text:p text:style-name="P38">-x, --one-file-system - пропускать примонтированные файловые системы;</text:p>
      <text:p text:style-name="P38"/>
      <text:p text:style-name="P38"><text:s/>du -a <text:s text:c="183"/></text:p>
      <text:p text:style-name="P38">28<text:tab/>./ПРАВО.odt</text:p>
      <text:p text:style-name="P38">5112<text:tab/>./Дискры.png</text:p>
      <text:p text:style-name="P38">12<text:tab/>./Социология.<text:span text:style-name="T17">odt</text:span></text:p>
      <text:p text:style-name="P38"/>
      <text:p text:style-name="P50">du -c</text:p>
      <text:p text:style-name="P50">...</text:p>
      <text:p text:style-name="P50">48888<text:tab/>./Матан/Матан. Ответы/îáΓá¡</text:p>
      <text:p text:style-name="P50">65880<text:tab/>./Матан/Матан. Ответы</text:p>
      <text:p text:style-name="P50">112032<text:tab/>./Матан</text:p>
      <text:p text:style-name="P50">6628<text:tab/>./Английский</text:p>
      <text:p text:style-name="P50">16<text:tab/>./Информатика/markov</text:p>
      <text:p text:style-name="P50">14936<text:tab/>./Информатика</text:p>
      <text:p text:style-name="P50">198192<text:tab/>.</text:p>
      <text:p text:style-name="P50">198192<text:tab/>итого</text:p>
      <text:p text:style-name="P50"><text:soft-page-break/>du -B G <text:s text:c="181"/></text:p>
      <text:p text:style-name="P50">1G<text:tab/>./Дискретная математика</text:p>
      <text:p text:style-name="P50">1G<text:tab/>./Labs/1/6</text:p>
      <text:p text:style-name="P50">1G<text:tab/>./Labs/1/7</text:p>
      <text:p text:style-name="P50">1G<text:tab/>./Labs/1/9</text:p>
      <text:p text:style-name="P50">1G<text:tab/>./Labs/1/3</text:p>
      <text:p text:style-name="P50">1G<text:tab/>./Labs/1</text:p>
      <text:p text:style-name="P50">1G<text:tab/>./Labs/2/20</text:p>
      <text:p text:style-name="P50">1G<text:tab/>./Labs/2</text:p>
      <text:p text:style-name="P38"/>
      <text:p text:style-name="P38"><text:s/>du -B M <text:s text:c="181"/></text:p>
      <text:p text:style-name="P38">8M<text:tab/>./Дискретная математика</text:p>
      <text:p text:style-name="P38"><text:span text:style-name="T17">1</text:span>M<text:tab/>./Labs/1/7</text:p>
      <text:p text:style-name="P38">1M<text:tab/>./Labs/1/9</text:p>
      <text:p text:style-name="P38">1M<text:tab/>./Labs/1/3</text:p>
      <text:p text:style-name="P38">5M<text:tab/>./Labs/1</text:p>
      <text:p text:style-name="P38">1M<text:tab/>./Labs/2/20</text:p>
      <text:p text:style-name="P38">1M<text:tab/>./Labs/2</text:p>
      <text:p text:style-name="P38">5M<text:tab/>./Labs</text:p>
      <text:p text:style-name="P19">17. md5</text:p>
      <text:p text:style-name="P52">Контрольные</text:p>
      <text:p text:style-name="P52"><text:s/>суммы Linux с вычисляемые по алгоритму MD5 (Message Digest 5) могут быть использованы для проверки целостности строк или файлов. MD5 сумма - это 128 битная строка, которая состоит из букв и цифр. Суть алгоритма MD5 в том, что для конкретного файла или строки будет генерироваться 128 битный хэш, и он будет одинаковым на всех машинах, если файлы идентичны. Трудно найти два разных файла, которые бы выдали одинаковые хэши.</text:p>
      <text:p text:style-name="P38"/>
      <text:p text:style-name="P38">В Linux для подсчета контрольных сумм по алгоритму md5 используется утилита md5sum. Вы можете применять ее для проверки целостности загруженных из интернета iso образов или других файлов.</text:p>
      <text:p text:style-name="P38"/>
      <text:p text:style-name="P38">Эта утилита позволяет не только подсчитывать контрольные суммы linux, но и проверять соответствие. Она поставляется в качестве стандартной утилиты из набора GNU, поэтому вам не нужно ничего устанавливать.</text:p>
      <text:p text:style-name="P38"/>
      <text:p text:style-name="P38">-c - выполнить проверку по файлу контрольных сумм;</text:p>
      <text:p text:style-name="P38">-b - работать в двоичном формате;</text:p>
      <text:p text:style-name="P38">-t - работать в текстовом формате;</text:p>
      <text:p text:style-name="P38">-w - выводить предупреждения о неверно отформатированном файле сумм;</text:p>
      <text:p text:style-name="P38">--quiet - не выводить сообщения об успешных проверках.</text:p>
      <text:p text:style-name="P38"/>
      <text:p text:style-name="P38"><text:s/>md5sum lkl <text:s text:c="178"/></text:p>
      <text:p text:style-name="P38">f8b854505122a1e95ddbe05a8308f7cc <text:s/>lkl</text:p>
      <text:p text:style-name="P38"/>
      <text:p text:style-name="P38"/>
      <text:p text:style-name="P19">18. uniq</text:p>
      <text:p text:style-name="P39">Команда uniq предназначена для поиска одинаковых строк в массивах текста. При этом с найденными совпадениями пользователь может совершать множество действий — например, удалять их из вывода либо наоборот, выводить только их.</text:p>
      <text:p text:style-name="P39"/>
      <text:p text:style-name="P39"><text:soft-page-break/>Работа команды осуществляется как с текстовыми файлами (в том числе, записями скриптов), так и с текстом, напечатанным в командной строке терминала.</text:p>
      <text:p text:style-name="P39"/>
      <text:p text:style-name="P39">Запись команды осуществляется следующим образом:</text:p>
      <text:p text:style-name="P39"/>
      <text:p text:style-name="P39">$ uniq опции файл_источник файл_для_записи</text:p>
      <text:p text:style-name="P39"/>
      <text:p text:style-name="P39"><text:s/>У команды uniq есть такие основные опции:</text:p>
      <text:p text:style-name="P39"/>
      <text:p text:style-name="P39">-u (--unique) — выводит исключительно те строки, у которых нет повторов.</text:p>
      <text:p text:style-name="P39">-d (--repeated) — если какая-либо строка повторяется несколько раз, она будет выведена лишь единожды.</text:p>
      <text:p text:style-name="P39">-D — выводит только повторяющиеся строки.</text:p>
      <text:p text:style-name="P39">--all-repeated[=МЕТОД] — то же самое, что и -D, но при использовании этой опции между группами из одинаковых строк при выводе будет отображаться пустая строка. [=МЕТОД] может иметь одно из трех значений — none (применяется по умолчанию), separate или prepend.</text:p>
      <text:p text:style-name="P39">--group[=МЕТОД] — выводит весь текст, при этом разделяя группы строк пустой строкой. [=МЕТОД] имеет значения separate (по умолчанию), prepend, append и both, среди которых нужно выбрать одно.</text:p>
      <text:p text:style-name="P39"/>
      <text:p text:style-name="P39">cat f1.txt f2.txt | uniq -D <text:s text:c="161"/></text:p>
      <text:p text:style-name="P39">arg</text:p>
      <text:p text:style-name="P39">arg</text:p>
      <text:p text:style-name="P39"/>
      <text:p text:style-name="P39">cat f1.txt f2.txt | uniq -u <text:s text:c="161"/></text:p>
      <text:p text:style-name="P39">1 tyu</text:p>
      <text:p text:style-name="P39">2 uir</text:p>
      <text:p text:style-name="P39">21 d;f</text:p>
      <text:p text:style-name="P39">01 dkfj</text:p>
      <text:p text:style-name="P39">23 dfg</text:p>
      <text:p text:style-name="P39">10 fdfg</text:p>
      <text:p text:style-name="P39">jgajrg a</text:p>
      <text:p text:style-name="P39">rgagr</text:p>
      <text:p text:style-name="P39">a</text:p>
      <text:p text:style-name="P39">rg</text:p>
      <text:p text:style-name="P39">a</text:p>
      <text:p text:style-name="P39">rga</text:p>
      <text:p text:style-name="P39">rg</text:p>
      <text:p text:style-name="P39">agrag</text:p>
      <text:p text:style-name="P39"/>
      <text:p text:style-name="P39"/>
      <text:p text:style-name="P19">19. <text:span text:style-name="T13">tail</text:span></text:p>
      <text:p text:style-name="P39">$ tail опции файл</text:p>
      <text:p text:style-name="P39"/>
      <text:p text:style-name="P39">По умолчанию утилита выводит десять последних строк из файла, но ее поведение можно настроить с помощью опций:</text:p>
      <text:p text:style-name="P39"/>
      <text:p text:style-name="P39">-c - выводить указанное количество байт с конца файла;</text:p>
      <text:p text:style-name="P39">-f - обновлять информацию по мере появления новых строк в файле;</text:p>
      <text:p text:style-name="P39">-n - выводить указанное количество строк из конца файла;</text:p>
      <text:p text:style-name="P39"><text:soft-page-break/>--pid - используется с опцией -f, позволяет завершить работу утилиты, когда завершится указанный процесс;</text:p>
      <text:p text:style-name="P39">-q - не выводить имена файлов;</text:p>
      <text:p text:style-name="P39">--retry - повторять попытки открыть файл, если он недоступен;</text:p>
      <text:p text:style-name="P39">-v - выводить подробную информацию о файле;</text:p>
      <text:p text:style-name="P39">tail f1.txt <text:s text:c="177"/></text:p>
      <text:p text:style-name="P39">rg</text:p>
      <text:p text:style-name="P39">a</text:p>
      <text:p text:style-name="P39">rg</text:p>
      <text:p text:style-name="P39"/>
      <text:p text:style-name="P39">tail -v <text:s/>f1.txt <text:s text:c="173"/></text:p>
      <text:p text:style-name="P39">==&gt; f1.txt &lt;==</text:p>
      <text:p text:style-name="P39">rg</text:p>
      <text:p text:style-name="P39">a</text:p>
      <text:p text:style-name="P39">rg</text:p>
      <text:p text:style-name="P39"/>
      <text:p text:style-name="P39"><text:s/>tail -n 5 <text:s/>f1.txt <text:s text:c="171"/></text:p>
      <text:p text:style-name="P39">arg</text:p>
      <text:p text:style-name="P39">arg</text:p>
      <text:p text:style-name="P39">a</text:p>
      <text:p text:style-name="P39">gragr</text:p>
      <text:p text:style-name="P39">agrag</text:p>
      <text:p text:style-name="P39"/>
      <text:p text:style-name="P39">tail -c 5 <text:s/>f1.txt <text:s text:c="171"/></text:p>
      <text:p text:style-name="P39">grag</text:p>
      <text:p text:style-name="P39"/>
      <text:p text:style-name="P20">20. grep</text:p>
      <text:p text:style-name="P40">Иногда может понадобится найти файл, в котором содержится определённая строка или найти строку в файле, где есть нужное слово. В Linux всё это делается с помощью одной очень простой, но в то же время мощной утилиты grep. С её помощью можно искать не только строки в файлах, но и фильтровать вывод команд, и много чего ещё.</text:p>
      <text:p text:style-name="P40">Команда grep (расшифровывается как global regular expression print) - одна из самых востребованных команд в терминале Linux, которая входит в состав проекта GNU. Секрет популярности - её мощь, она даёт возможность пользователям сортировать и фильтровать текст на основе сложных правил.</text:p>
      <text:p text:style-name="P40"/>
      <text:p text:style-name="P40">$ grep [опции] шаблон [имя файла...]</text:p>
      <text:p text:style-name="P40"/>
      <text:p text:style-name="P40">Или:</text:p>
      <text:p text:style-name="P40"/>
      <text:p text:style-name="P40">$ команда | grep [опции] шаблон</text:p>
      <text:p text:style-name="P40"/>
      <text:p text:style-name="P40">Опции - это дополнительные параметры, с помощью которых указываются различные настройки поиска и вывода, например количество строк или режим инверсии.</text:p>
      <text:p text:style-name="P40">Шаблон - это любая строка или регулярное выражение, по которому будет вестись поиск</text:p>
      <text:p text:style-name="P40">Файл и команда - это то место, где будет вестись поиск. Как вы увидите дальше, grep позволяет искать в нескольких файлах и даже в каталоге, используя рекурсивный режим.</text:p>
      <text:p text:style-name="P40"/>
      <text:p text:style-name="P40">Давайте рассмотрим самые основные опции утилиты, которые помогут более эффективно выполнять поиск текста в файлах grep:</text:p>
      <text:p text:style-name="P40"><text:soft-page-break/></text:p>
      <text:p text:style-name="P40">-b - показывать номер блока перед строкой;</text:p>
      <text:p text:style-name="P40">-c - подсчитать количество вхождений шаблона;</text:p>
      <text:p text:style-name="P40">-h - не выводить имя файла в результатах поиска внутри файлов Linux;</text:p>
      <text:p text:style-name="P40">-i - не учитывать регистр;</text:p>
      <text:p text:style-name="P40">- l - отобразить только имена файлов, в которых найден шаблон;</text:p>
      <text:p text:style-name="P40">-n - показывать номер строки в файле;</text:p>
      <text:p text:style-name="P40">-s - не показывать сообщения об ошибках;</text:p>
      <text:p text:style-name="P40">-v - инвертировать поиск, выдавать все строки кроме тех, что содержат шаблон;</text:p>
      <text:p text:style-name="P40">-w - искать шаблон как слово, окружённое пробелами;</text:p>
      <text:p text:style-name="P40">-e - использовать регулярные выражения при поиске;</text:p>
      <text:p text:style-name="P40">-An - показать вхождение и n строк до него;</text:p>
      <text:p text:style-name="P40">-Bn - показать вхождение и n строк после него;</text:p>
      <text:p text:style-name="P40">-Cn - показать n строк до и после вхождения;</text:p>
      <text:p text:style-name="P40"/>
      <text:p text:style-name="P40">grep -n 'root' /etc/passwd <text:s text:c="49"/></text:p>
      <text:p text:style-name="P40">1:root:x:0:0::/root:/bin/bash</text:p>
      <text:p text:style-name="P40"/>
      <text:p text:style-name="P40">grep -h -r 'a' h/f1.t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FreeSerif" fo:font-size="12pt" fo:language="ru" fo:country="RU"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FreeSerif" fo:font-size="12pt" fo:language="ru" fo:country="RU"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1T19:13:16.482067894</meta:creation-date>
    <dc:date>2021-02-25T21:03:50.103095769</dc:date>
    <meta:editing-duration>PT5H24M29S</meta:editing-duration>
    <meta:editing-cycles>7</meta:editing-cycles>
    <meta:generator>LibreOffice/7.0.3.1$Linux_X86_64 LibreOffice_project/00$Build-1</meta:generator>
    <meta:document-statistic meta:table-count="0" meta:image-count="0" meta:object-count="0" meta:page-count="17" meta:paragraph-count="581" meta:word-count="3966" meta:character-count="32475" meta:non-whitespace-character-count="21440"/>
  </office:meta>
</office:document-meta>
</file>